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0ED000000EDF78F3513.svm" manifest:media-type=""/>
  <manifest:file-entry manifest:full-path="Pictures/20000001000000DD00000012A856DA5C.svm" manifest:media-type=""/>
  <manifest:file-entry manifest:full-path="Pictures/20000001000006EE0000015BCA6C3657.svm" manifest:media-type=""/>
  <manifest:file-entry manifest:full-path="Pictures/200000010000077A0000015F37C7A90D.svm" manifest:media-type=""/>
  <manifest:file-entry manifest:full-path="Pictures/200000010000077A0000015F0382D16D.svm" manifest:media-type=""/>
  <manifest:file-entry manifest:full-path="Pictures/2000000100000113000001311ECC68A8.svm" manifest:media-type=""/>
  <manifest:file-entry manifest:full-path="Pictures/200000010000013100000131140D6606.svm" manifest:media-type=""/>
  <manifest:file-entry manifest:full-path="Pictures/20000001000006EE0000015B4F2F99BA.svm" manifest:media-type=""/>
  <manifest:file-entry manifest:full-path="Pictures/20000001000000ED0000012D6BFEBBCE.svm" manifest:media-type=""/>
  <manifest:file-entry manifest:full-path="Pictures/200000010000012D0000015B2BE8FBA4.svm" manifest:media-type=""/>
  <manifest:file-entry manifest:full-path="Pictures/20000001000001530000015F4E17BAD0.svm" manifest:media-type=""/>
  <manifest:file-entry manifest:full-path="Pictures/200000010000010B0000012D7BB71248.svm" manifest:media-type=""/>
  <manifest:file-entry manifest:full-path="Pictures/200000020000032E00000143747A5C9F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i=I_s+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i=V_s+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i=V_s-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i=I_s-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name-complex="XB Tabriz" style:font-size-complex="12pt"/>
    </style:style>
    <style:style style:name="T1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2cm" svg:height="4.571cm" svg:x="0.76cm" svg:y="0.738cm">
          <draw:image xlink:href="Pictures/200000020000032E00000143747A5C9F.eps" xlink:type="simple" xlink:show="embed" xlink:actuate="onLoad">
            <text:p/>
          </draw:image>
        </draw:frame>
        <draw:frame draw:style-name="gr2" draw:text-style-name="P3" draw:layer="layout" svg:width="0.869cm" svg:height="0.916cm" svg:x="11.699cm" svg:y="2.28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3" draw:layer="layout" svg:width="1.132cm" svg:height="0.916cm" svg:x="11.528cm" svg:y="5.077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line draw:style-name="gr3" draw:text-style-name="P1" draw:layer="layout" svg:x1="2.004cm" svg:y1="0.949cm" svg:x2="2.741cm" svg:y2="0.949cm">
          <text:p/>
        </draw:line>
        <draw:line draw:style-name="gr3" draw:text-style-name="P1" draw:layer="layout" svg:x1="2.004cm" svg:y1="3.922cm" svg:x2="2.741cm" svg:y2="3.922cm">
          <text:p/>
        </draw:line>
        <draw:frame draw:style-name="gr2" draw:text-style-name="P3" draw:layer="layout" svg:width="1.132cm" svg:height="0.916cm" svg:x="0.248cm" svg:y="2.319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2" draw:text-style-name="P3" draw:layer="layout" svg:width="1.132cm" svg:height="0.916cm" svg:x="0.285cm" svg:y="5.021cm">
          <draw:text-box>
            <text:p text:style-name="P2"><text:span text:style-name="T1">(</text:span><text:span text:style-name="T1">ت</text:span><text:span text:style-name="T1">)</text:span></text:p>
          </draw:text-box>
        </draw:frame>
        <draw:frame draw:style-name="gr4" draw:text-style-name="P1" draw:layer="layout" svg:width="0.319cm" svg:height="0.36cm" svg:x="0.41cm" svg:y="1.336cm">
          <draw:image xlink:href="Pictures/200000010000010B0000012D7BB71248.svm" xlink:type="simple" xlink:show="embed" xlink:actuate="onLoad">
            <text:p/>
          </draw:image>
        </draw:frame>
        <draw:frame draw:style-name="gr5" draw:text-style-name="P1" draw:layer="layout" svg:width="0.36cm" svg:height="0.415cm" svg:x="2.088cm" svg:y="1.342cm">
          <draw:image xlink:href="Pictures/200000010000012D0000015B2BE8FBA4.svm" xlink:type="simple" xlink:show="embed" xlink:actuate="onLoad">
            <text:p/>
          </draw:image>
        </draw:frame>
        <draw:frame draw:style-name="gr6" draw:text-style-name="P1" draw:layer="layout" svg:width="0.283cm" svg:height="0.36cm" svg:x="2.231cm" svg:y="0.447cm">
          <draw:image xlink:href="Pictures/20000001000000ED0000012D6BFEBBCE.svm" xlink:type="simple" xlink:show="embed" xlink:actuate="onLoad">
            <text:p/>
          </draw:image>
        </draw:frame>
        <draw:frame draw:style-name="gr7" draw:text-style-name="P1" draw:layer="layout" svg:width="2.128cm" svg:height="0.415cm" svg:x="3.03cm" svg:y="0.286cm">
          <draw:image xlink:href="Pictures/20000001000006EE0000015B4F2F99BA.svm" xlink:type="simple" xlink:show="embed" xlink:actuate="onLoad">
            <text:p/>
          </draw:image>
        </draw:frame>
        <draw:frame draw:style-name="gr8" draw:text-style-name="P1" draw:layer="layout" svg:width="0.365cm" svg:height="0.365cm" svg:x="6.92cm" svg:y="1.389cm">
          <draw:image xlink:href="Pictures/200000010000013100000131140D6606.svm" xlink:type="simple" xlink:show="embed" xlink:actuate="onLoad">
            <text:p/>
          </draw:image>
        </draw:frame>
        <draw:frame draw:style-name="gr9" draw:text-style-name="P1" draw:layer="layout" svg:width="0.329cm" svg:height="0.365cm" svg:x="8.86cm" svg:y="1.41cm">
          <draw:image xlink:href="Pictures/2000000100000113000001311ECC68A8.svm" xlink:type="simple" xlink:show="embed" xlink:actuate="onLoad">
            <text:p/>
          </draw:image>
        </draw:frame>
        <draw:frame draw:style-name="gr10" draw:text-style-name="P1" draw:layer="layout" svg:width="2.296cm" svg:height="0.42cm" svg:x="8.704cm" svg:y="0.348cm">
          <draw:image xlink:href="Pictures/200000010000077A0000015F0382D16D.svm" xlink:type="simple" xlink:show="embed" xlink:actuate="onLoad">
            <text:p/>
          </draw:image>
        </draw:frame>
        <draw:frame draw:style-name="gr8" draw:text-style-name="P1" draw:layer="layout" svg:width="0.365cm" svg:height="0.365cm" svg:x="6.92cm" svg:y="4.339cm">
          <draw:image xlink:href="Pictures/200000010000013100000131140D6606.svm" xlink:type="simple" xlink:show="embed" xlink:actuate="onLoad">
            <text:p/>
          </draw:image>
        </draw:frame>
        <draw:frame draw:style-name="gr11" draw:text-style-name="P1" draw:layer="layout" svg:width="2.296cm" svg:height="0.42cm" svg:x="8.704cm" svg:y="3.314cm">
          <draw:image xlink:href="Pictures/200000010000077A0000015F37C7A90D.svm" xlink:type="simple" xlink:show="embed" xlink:actuate="onLoad">
            <text:p/>
          </draw:image>
        </draw:frame>
        <draw:frame draw:style-name="gr4" draw:text-style-name="P1" draw:layer="layout" svg:width="0.319cm" svg:height="0.36cm" svg:x="0.41cm" svg:y="4.319cm">
          <draw:image xlink:href="Pictures/200000010000010B0000012D7BB71248.svm" xlink:type="simple" xlink:show="embed" xlink:actuate="onLoad">
            <text:p/>
          </draw:image>
        </draw:frame>
        <draw:frame draw:style-name="gr5" draw:text-style-name="P1" draw:layer="layout" svg:width="0.36cm" svg:height="0.415cm" svg:x="2.088cm" svg:y="4.292cm">
          <draw:image xlink:href="Pictures/200000010000012D0000015B2BE8FBA4.svm" xlink:type="simple" xlink:show="embed" xlink:actuate="onLoad">
            <text:p/>
          </draw:image>
        </draw:frame>
        <draw:frame draw:style-name="gr6" draw:text-style-name="P1" draw:layer="layout" svg:width="0.283cm" svg:height="0.36cm" svg:x="2.231cm" svg:y="3.477cm">
          <draw:image xlink:href="Pictures/20000001000000ED0000012D6BFEBBCE.svm" xlink:type="simple" xlink:show="embed" xlink:actuate="onLoad">
            <text:p/>
          </draw:image>
        </draw:frame>
        <draw:frame draw:style-name="gr12" draw:text-style-name="P1" draw:layer="layout" svg:width="2.128cm" svg:height="0.415cm" svg:x="3.086cm" svg:y="3.273cm">
          <draw:image xlink:href="Pictures/20000001000006EE0000015BCA6C3657.svm" xlink:type="simple" xlink:show="embed" xlink:actuate="onLoad">
            <text:p/>
          </draw:image>
        </draw:frame>
        <draw:frame draw:style-name="gr13" draw:text-style-name="P1" draw:layer="layout" svg:width="0.406cm" svg:height="0.42cm" svg:x="8.261cm" svg:y="2.293cm">
          <draw:image xlink:href="Pictures/20000001000001530000015F4E17BAD0.svm" xlink:type="simple" xlink:show="embed" xlink:actuate="onLoad">
            <text:p/>
          </draw:image>
        </draw:frame>
        <draw:frame draw:style-name="gr14" draw:text-style-name="P1" draw:layer="layout" svg:width="0.264cm" svg:height="0.02cm" svg:x="8.892cm" svg:y="1.92cm">
          <draw:image xlink:href="Pictures/20000001000000DD00000012A856DA5C.svm" xlink:type="simple" xlink:show="embed" xlink:actuate="onLoad">
            <text:p/>
          </draw:image>
        </draw:frame>
        <draw:frame draw:style-name="gr15" draw:text-style-name="P1" draw:layer="layout" svg:width="0.236cm" svg:height="0.236cm" svg:x="8.906cm" svg:y="1.105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406cm" svg:height="0.42cm" svg:x="8.261cm" svg:y="5.276cm">
          <draw:image xlink:href="Pictures/20000001000001530000015F4E17BAD0.svm" xlink:type="simple" xlink:show="embed" xlink:actuate="onLoad">
            <text:p/>
          </draw:image>
        </draw:frame>
        <draw:frame draw:style-name="gr9" draw:text-style-name="P1" draw:layer="layout" svg:width="0.329cm" svg:height="0.365cm" svg:x="8.86cm" svg:y="4.377cm">
          <draw:image xlink:href="Pictures/2000000100000113000001311ECC68A8.svm" xlink:type="simple" xlink:show="embed" xlink:actuate="onLoad">
            <text:p/>
          </draw:image>
        </draw:frame>
        <draw:frame draw:style-name="gr14" draw:text-style-name="P1" draw:layer="layout" svg:width="0.264cm" svg:height="0.02cm" svg:x="8.892cm" svg:y="4.887cm">
          <draw:image xlink:href="Pictures/20000001000000DD00000012A856DA5C.svm" xlink:type="simple" xlink:show="embed" xlink:actuate="onLoad">
            <text:p/>
          </draw:image>
        </draw:frame>
        <draw:frame draw:style-name="gr15" draw:text-style-name="P1" draw:layer="layout" svg:width="0.236cm" svg:height="0.236cm" svg:x="8.906cm" svg:y="4.072cm">
          <draw:image xlink:href="Pictures/20000001000000ED000000EDF78F351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lid khan</meta:initial-creator>
    <meta:creation-date>2011-02-25T16:05:46</meta:creation-date>
    <dc:date>2017-03-28T18:49:53.331898202</dc:date>
    <meta:editing-duration>P1DT18H46M55S</meta:editing-duration>
    <meta:editing-cycles>198</meta:editing-cycles>
    <meta:generator>LibreOffice/4.2.8.2$Linux_x86 LibreOffice_project/420m0$Build-2</meta:generator>
    <meta:document-statistic meta:object-count="27"/>
  </office:meta>
</office:document-meta>
</file>